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4e00d8" style:font-style-asian="normal" style:font-style-complex="normal"/>
    </style:style>
    <style:style style:name="T64" style:family="text">
      <style:text-properties fo:font-style="normal" officeooo:rsid="0045509c" style:font-style-asian="normal" style:font-style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8" style:family="text">
      <style:text-properties style:text-underline-style="none"/>
    </style:style>
    <style:style style:name="T69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2"><text:text-input text:description="&lt;if test=&quot;print_warranty and line.product_id.warranty&quot;&gt;">if</text:text-input></text:span><text:span text:style-name="T62"><text:text-input text:description="&lt;formatLang(line.product_id.warranty,digits=0)&gt;">12</text:text-input></text:span><text:span text:style-name="T62"> </text:span><text:span text:style-name="T64">meses</text:span><text:span text:style-name="T62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8"><text:span text:style-name="T62"><text:text-input text:description="&lt;if test=&quot;print_serial_number&quot;&gt;">if</text:text-input></text:span><text:span text:style-name="T62"><text:text-input text:description="&lt;', '.join([x.lot_id.name +' : ' + str(x.qty) + ((print_lot_life_date and x.life_date) and &quot; (%s)&quot; % formatLang(x.life_date, date=True) or &quot;&quot;) for x in line.pack_lot_ids])&gt;">000513210</text:text-input></text:span><text:span text:style-name="T62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3" style:family="text">
      <style:text-properties fo:color="#221f1f" fo:letter-spacing="-0.007cm" fo:font-style="normal" officeooo:rsid="0010c812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7" style:family="text">
      <style:text-properties style:text-underline-style="none"/>
    </style:style>
    <style:style style:name="MT68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1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2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3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4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6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9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text:span text:style-name="MT58"> </text:span><text:span text:style-name="MT61"><text:text-input text:description="&lt;if test=&quot;print_lot_life_date&quot;&gt;">if</text:text-input></text:span><text:span text:style-name="MT62">(Venc.)</text:span><text:span text:style-name="MT61"><text:text-input text:description="&lt;/if&gt;">end</text:text-input></text:span></text:p>
            </table:table-cell>
            <table:table-cell table:style-name="Tabla2.D1" office:value-type="string">
              <text:p text:style-name="MP37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3">OBSERVACIONES</text:span>: <text:span text:style-name="MT64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3">Recibí Conforme</text:span>:</text:p>
              <text:p text:style-name="MP45"><text:span text:style-name="MT63">Fecha</text:span>: <text:s/><text:span text:style-name="MT65"><text:s text:c="5"/>/ <text:s text:c="5"/>/ <text:s text:c="5"/></text:span></text:p>
              <text:p text:style-name="MP45"><text:span text:style-name="MT66">Hora</text:span><text:span text:style-name="MT67">:</text:span><text:span text:style-name="MT68"> <text:s text:c="2"/></text:span><text:span text:style-name="MT65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1-08T12:29:19.354368818</dc:date>
    <meta:editing-duration>P1DT2H6M1S</meta:editing-duration>
    <meta:editing-cycles>340</meta:editing-cycles>
    <meta:generator>LibreOffice/5.1.6.2$Linux_X86_64 LibreOffice_project/10m0$Build-2</meta:generator>
    <meta:document-statistic meta:table-count="6" meta:image-count="0" meta:object-count="0" meta:page-count="1" meta:paragraph-count="58" meta:word-count="286" meta:character-count="1746" meta:non-whitespace-character-count="1512"/>
  </office:meta>
</office:document-meta>
</file>